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Verdana, Arial, sans-serif"/>
    <style:font-face style:name="Verdana" svg:font-family="Verdana"/>
    <style:font-face style:name="Verdana1" svg:font-family="Verdana, Genev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paragraph-rsid="0005c32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2033f" officeooo:paragraph-rsid="0002033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5c320" officeooo:paragraph-rsid="0005c32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2033f" officeooo:paragraph-rsid="0002033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2033f" officeooo:paragraph-rsid="00028e4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paragraph-rsid="00071b7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paragraph-rsid="000873e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28e4e" officeooo:paragraph-rsid="00028e4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2033f" officeooo:paragraph-rsid="001305d4" style:font-weight-asian="normal" style:font-weight-complex="normal"/>
    </style:style>
    <style:style style:name="P10" style:family="paragraph" style:parent-style-name="Standard">
      <style:text-properties officeooo:paragraph-rsid="00028e4e"/>
    </style:style>
    <style:style style:name="P11" style:family="paragraph" style:parent-style-name="Standard">
      <style:text-properties officeooo:paragraph-rsid="00071b76"/>
    </style:style>
    <style:style style:name="P12" style:family="paragraph" style:parent-style-name="Standard">
      <style:text-properties officeooo:paragraph-rsid="000873e7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2033f" officeooo:paragraph-rsid="0002033f" style:font-weight-asian="bold" style:font-weight-complex="bold"/>
    </style:style>
    <style:style style:name="P14" style:family="paragraph" style:parent-style-name="Standard">
      <style:text-properties fo:color="#000000" style:font-name="Arial1" fo:font-size="11.5pt" fo:font-weight="bold" officeooo:paragraph-rsid="00028e4e" style:font-name-asian="Times New Roman1" style:font-size-asian="11.5pt" style:language-asian="pt" style:country-asian="BR" style:font-weight-asian="bold" style:font-name-complex="Arial2" style:font-size-complex="11.5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1" fo:font-size="11.5pt" style:text-underline-style="none" fo:font-weight="normal" officeooo:rsid="00071b76" officeooo:paragraph-rsid="00071b76" style:font-name-asian="Times New Roman1" style:font-size-asian="11.5pt" style:language-asian="pt" style:country-asian="BR" style:font-weight-asian="normal" style:font-name-complex="Arial2" style:font-size-complex="11.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3.5pt" style:text-underline-style="none" fo:font-weight="normal" officeooo:rsid="00028e4e" officeooo:paragraph-rsid="00028e4e" style:font-name-asian="Times New Roman1" style:font-size-asian="13.5pt" style:language-asian="pt" style:country-asian="BR" style:font-weight-asian="normal" style:font-name-complex="Times New Roman1" style:font-size-complex="13.5pt" style:font-weight-complex="normal"/>
    </style:style>
    <style:style style:name="P17" style:family="paragraph" style:parent-style-name="Standard">
      <style:text-properties officeooo:paragraph-rsid="001305d4"/>
    </style:style>
    <style:style style:name="P18" style:family="paragraph" style:parent-style-name="Standard">
      <style:text-properties officeooo:paragraph-rsid="0014e2e0"/>
    </style:style>
    <style:style style:name="P19" style:family="paragraph" style:parent-style-name="Standard">
      <style:text-properties officeooo:paragraph-rsid="0016241a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text-underline-style="none" fo:font-weight="normal" officeooo:paragraph-rsid="00028e4e" style:font-weight-asian="normal" style:font-weight-complex="normal"/>
    </style:style>
    <style:style style:name="P21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text-underline-style="none" fo:font-weight="normal" officeooo:paragraph-rsid="00071b76" style:font-weight-asian="normal" style:font-weight-complex="normal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28e4e"/>
    </style:style>
    <style:style style:name="P2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Arial1" fo:font-size="11.5pt" style:text-underline-style="none" fo:font-weight="normal" officeooo:rsid="00071b76" officeooo:paragraph-rsid="00071b76" style:font-name-asian="Times New Roman1" style:font-size-asian="11.5pt" style:language-asian="pt" style:country-asian="BR" style:font-weight-asian="normal" style:font-name-complex="Arial2" style:font-size-complex="11.5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officeooo:paragraph-rsid="00049fb8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position="0% 0%" style:font-name="Arial1" fo:font-size="11pt" fo:font-style="normal" style:text-underline-style="none" fo:font-weight="bold" officeooo:paragraph-rsid="0004030a" style:font-name-asian="Arial2" style:font-size-asian="11pt" style:font-style-asian="normal" style:font-weight-asian="bold" style:font-name-complex="Arial2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position="0% 0%" style:font-name="Arial1" fo:font-size="11pt" fo:font-style="normal" style:text-underline-style="none" fo:font-weight="bold" officeooo:paragraph-rsid="00049fb8" style:font-name-asian="Arial2" style:font-size-asian="11pt" style:font-style-asian="normal" style:font-weight-asian="bold" style:font-name-complex="Arial2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position="0% 0%" style:font-name="Arial1" fo:font-size="11pt" fo:font-style="normal" style:text-underline-style="none" fo:font-weight="normal" officeooo:paragraph-rsid="0004030a" style:font-name-asian="Arial2" style:font-size-asian="11pt" style:font-style-asian="normal" style:font-weight-asian="normal" style:font-name-complex="Arial2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position="0% 0%" style:font-name="Arial1" fo:font-size="11pt" fo:font-style="normal" style:text-underline-style="none" fo:font-weight="normal" officeooo:paragraph-rsid="00049fb8" style:font-name-asian="Arial2" style:font-size-asian="11pt" style:font-style-asian="normal" style:font-weight-asian="normal" style:font-name-complex="Arial2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position="0% 0%" style:font-name="Arial1" fo:font-size="11pt" fo:font-style="normal" style:text-underline-style="none" fo:font-weight="normal" officeooo:rsid="0002033f" officeooo:paragraph-rsid="0004030a" style:font-name-asian="Arial2" style:font-size-asian="11pt" style:font-style-asian="normal" style:font-weight-asian="normal" style:font-name-complex="Arial2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position="0% 0%" style:font-name="Arial1" fo:font-size="11pt" fo:font-style="normal" style:text-underline-style="none" fo:font-weight="normal" officeooo:rsid="0004030a" officeooo:paragraph-rsid="0004030a" style:font-name-asian="Arial2" style:font-size-asian="11pt" style:font-style-asian="normal" style:font-weight-asian="normal" style:font-name-complex="Arial2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position="0% 0%" style:font-name="Arial1" fo:font-size="11pt" fo:font-style="normal" style:text-underline-style="none" fo:font-weight="normal" officeooo:rsid="0004030a" officeooo:paragraph-rsid="00049fb8" style:font-name-asian="Arial2" style:font-size-asian="11pt" style:font-style-asian="normal" style:font-weight-asian="normal" style:font-name-complex="Arial2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style:text-line-through-style="none" style:text-position="0% 0%" style:font-name="Arial1" fo:font-size="11pt" fo:font-style="normal" style:text-underline-style="none" fo:font-weight="normal" officeooo:rsid="00049fb8" officeooo:paragraph-rsid="00049fb8" style:font-name-asian="Arial2" style:font-size-asian="11pt" style:font-style-asian="normal" style:font-weight-asian="normal" style:font-name-complex="Arial2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000000" style:text-line-through-style="none" style:text-position="0% 0%" style:font-name="Arial1" fo:font-size="11pt" fo:font-style="normal" style:text-underline-style="none" fo:font-weight="normal" officeooo:rsid="0004030a" officeooo:paragraph-rsid="0004030a" style:font-name-asian="Arial2" style:font-size-asian="11pt" style:font-style-asian="normal" style:font-weight-asian="normal" style:font-name-complex="Arial2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000000" style:text-line-through-style="none" style:text-position="0% 0%" style:font-name="Arial1" fo:font-size="11pt" fo:font-style="normal" style:text-underline-style="none" fo:font-weight="normal" officeooo:rsid="00049fb8" officeooo:paragraph-rsid="00049fb8" style:font-name-asian="Arial2" style:font-size-asian="11pt" style:font-style-asian="normal" style:font-weight-asian="normal" style:font-name-complex="Arial2" style:font-weight-complex="normal"/>
    </style:style>
    <style:style style:name="P35" style:family="paragraph" style:parent-style-name="Standard">
      <style:paragraph-properties fo:margin-left="0cm" fo:margin-right="0cm" style:line-height-at-least="0.476cm" fo:text-align="start" style:justify-single-word="false" fo:text-indent="0cm" style:auto-text-indent="false"/>
      <style:text-properties style:text-underline-style="none" fo:font-weight="normal" officeooo:paragraph-rsid="000aa1d8" style:font-weight-asian="normal" style:font-weight-complex="normal"/>
    </style:style>
    <style:style style:name="P36" style:family="paragraph" style:parent-style-name="Standard">
      <style:paragraph-properties fo:margin-left="0cm" fo:margin-right="0cm" style:line-height-at-least="0.476cm" fo:text-align="start" style:justify-single-word="false" fo:text-indent="0cm" style:auto-text-indent="false"/>
      <style:text-properties style:text-underline-style="none" fo:font-weight="normal" officeooo:paragraph-rsid="000c1140" style:font-weight-asian="normal" style:font-weight-complex="normal"/>
    </style:style>
    <style:style style:name="P37" style:family="paragraph" style:parent-style-name="Standard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style:font-name="Verdana1" fo:font-size="9.75pt" fo:letter-spacing="normal" fo:font-style="normal" style:text-underline-style="none" fo:font-weight="normal" officeooo:rsid="000aa1d8" officeooo:paragraph-rsid="000aa1d8" style:font-weight-asian="normal" style:font-weight-complex="normal"/>
    </style:style>
    <style:style style:name="P38" style:family="paragraph" style:parent-style-name="Standard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style:font-name="Verdana1" fo:font-size="9.75pt" fo:letter-spacing="normal" fo:font-style="normal" style:text-underline-style="none" fo:font-weight="normal" officeooo:rsid="000c1140" officeooo:paragraph-rsid="000c1140" style:font-weight-asian="normal" style:font-weight-complex="normal"/>
    </style:style>
    <style:style style:name="P39" style:family="paragraph" style:parent-style-name="Standard">
      <style:paragraph-properties fo:margin-left="0cm" fo:margin-right="0cm" style:line-height-at-least="0.476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style:font-name="Verdana1" fo:font-size="9.75pt" fo:letter-spacing="normal" fo:font-style="normal" style:text-underline-style="none" fo:font-weight="normal" officeooo:rsid="000aa1d8" officeooo:paragraph-rsid="000aa1d8" style:font-weight-asian="normal" style:font-weight-complex="normal"/>
    </style:style>
    <style:style style:name="P40" style:family="paragraph" style:parent-style-name="Preformatted_20_Text">
      <style:paragraph-properties fo:margin-left="0cm" fo:margin-right="0cm" style:line-height-at-least="0.423cm" fo:text-align="start" style:justify-single-word="false" fo:text-indent="0cm" style:auto-text-indent="false"/>
      <style:text-properties fo:font-variant="normal" fo:text-transform="none" fo:color="#333333" fo:letter-spacing="normal" fo:font-style="normal" fo:font-weight="normal"/>
    </style:style>
    <style:style style:name="P41" style:family="paragraph" style:parent-style-name="Preformatted_20_Text">
      <style:paragraph-properties style:line-height-at-least="0.423cm" fo:text-align="start" style:justify-single-word="false"/>
      <style:text-properties fo:font-variant="normal" fo:text-transform="none" fo:color="#333333" fo:letter-spacing="normal" fo:font-style="normal" fo:font-weight="normal"/>
    </style:style>
    <style:style style:name="P42" style:family="paragraph" style:parent-style-name="Preformatted_20_Text">
      <style:paragraph-properties fo:margin-top="0cm" fo:margin-bottom="0.499cm" style:contextual-spacing="false" style:line-height-at-least="0.423cm" fo:text-align="start" style:justify-single-word="false"/>
      <style:text-properties fo:font-variant="normal" fo:text-transform="none" fo:color="#333333" fo:letter-spacing="normal" fo:font-style="normal" fo:font-weight="normal"/>
    </style:style>
    <style:style style:name="P43" style:family="paragraph" style:parent-style-name="Preformatted_20_Text">
      <style:paragraph-properties style:line-height-at-least="0.423cm" fo:text-align="start" style:justify-single-word="false"/>
      <style:text-properties fo:font-variant="normal" fo:text-transform="none" fo:color="#333333" fo:letter-spacing="normal" fo:font-style="normal" fo:font-weight="normal" officeooo:paragraph-rsid="001c983f"/>
    </style:style>
    <style:style style:name="P44" style:family="paragraph" style:parent-style-name="Preformatted_20_Text">
      <style:paragraph-properties fo:margin-left="0cm" fo:margin-right="0cm" style:line-height-at-least="0.423cm" fo:text-align="start" style:justify-single-word="false" fo:text-indent="0cm" style:auto-text-indent="false"/>
      <style:text-properties fo:font-variant="normal" fo:text-transform="none" fo:color="#333333" fo:letter-spacing="normal" fo:font-style="normal" fo:font-weight="normal" officeooo:paragraph-rsid="001c983f"/>
    </style:style>
    <style:style style:name="P45" style:family="paragraph" style:parent-style-name="Preformatted_20_Text">
      <style:paragraph-properties fo:margin-top="0cm" fo:margin-bottom="0.499cm" style:contextual-spacing="false" style:line-height-at-least="0.423cm" fo:text-align="start" style:justify-single-word="false"/>
      <style:text-properties fo:font-variant="normal" fo:text-transform="none" fo:color="#333333" fo:letter-spacing="normal" fo:font-style="normal" fo:font-weight="normal" officeooo:paragraph-rsid="001c983f"/>
    </style:style>
    <style:style style:name="P46" style:family="paragraph" style:parent-style-name="Standard">
      <style:paragraph-properties fo:margin-left="0cm" fo:margin-right="0cm" style:line-height-at-least="0.476cm" fo:text-align="start" style:justify-single-word="false" fo:text-indent="0cm" style:auto-text-indent="false"/>
      <style:text-properties style:text-underline-style="none" fo:font-weight="normal" officeooo:rsid="00100096" officeooo:paragraph-rsid="00100096" style:font-weight-asian="normal" style:font-weight-complex="normal"/>
    </style:style>
    <style:style style:name="P47" style:family="paragraph" style:parent-style-name="Standard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style:font-name="Verdana1" fo:font-size="9.75pt" fo:letter-spacing="normal" fo:font-style="normal" style:text-underline-style="none" fo:font-weight="normal" officeooo:rsid="0010eb30" officeooo:paragraph-rsid="0010eb30" style:font-weight-asian="normal" style:font-weight-complex="normal"/>
    </style:style>
    <style:style style:name="P48" style:family="paragraph" style:parent-style-name="Standard">
      <style:paragraph-properties fo:margin-left="0cm" fo:margin-right="0cm" style:line-height-at-least="0.476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style:font-name="Verdana1" fo:font-size="9.75pt" fo:letter-spacing="normal" fo:font-style="normal" style:text-underline-style="none" fo:font-weight="normal" officeooo:rsid="0010eb30" officeooo:paragraph-rsid="000fa307" style:font-weight-asian="normal" style:font-weight-complex="normal"/>
    </style:style>
    <style:style style:name="P49" style:family="paragraph" style:parent-style-name="Standard">
      <style:paragraph-properties fo:margin-left="0cm" fo:margin-right="0cm" style:line-height-at-least="0.476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style:font-name="Verdana1" fo:font-size="9.75pt" fo:letter-spacing="normal" fo:font-style="normal" style:text-underline-style="none" fo:font-weight="normal" officeooo:rsid="000c1140" officeooo:paragraph-rsid="000aa1d8" style:font-weight-asian="normal" style:font-weight-complex="normal"/>
    </style:style>
    <style:style style:name="P50" style:family="paragraph" style:parent-style-name="Standard">
      <style:paragraph-properties fo:margin-left="0cm" fo:margin-right="0cm" style:line-height-at-least="0.476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style:font-name="Verdana1" fo:font-size="9.75pt" fo:letter-spacing="normal" fo:font-style="normal" style:text-underline-style="none" fo:font-weight="bold" officeooo:rsid="0002033f" officeooo:paragraph-rsid="001dde58" style:font-weight-asian="bold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text-underline-style="none" fo:font-weight="bold" officeooo:paragraph-rsid="0004030a" style:font-weight-asian="bold"/>
    </style:style>
    <style:style style:name="P52" style:family="paragraph" style:parent-style-name="Standard" style:list-style-name="L1">
      <style:paragraph-properties style:line-height-at-least="0.476cm" fo:text-align="start" style:justify-single-word="false"/>
      <style:text-properties style:text-underline-style="none" fo:font-weight="normal" officeooo:rsid="00100096" officeooo:paragraph-rsid="00100096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underline-style="none" fo:font-weight="normal" officeooo:rsid="001305d4" officeooo:paragraph-rsid="001305d4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none" fo:font-weight="normal" officeooo:rsid="001305d4" officeooo:paragraph-rsid="0016241a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none" fo:font-weight="normal" officeooo:rsid="0016241a" officeooo:paragraph-rsid="0016241a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underline-style="none" fo:font-weight="normal" officeooo:rsid="001a2d59" officeooo:paragraph-rsid="001a2d59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underline-style="none" fo:font-weight="normal" officeooo:rsid="001a2d59" officeooo:paragraph-rsid="001c983f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underline-style="none" fo:font-weight="normal" officeooo:rsid="0014e2e0" officeooo:paragraph-rsid="0014e2e0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underline-style="none" fo:font-weight="bold" officeooo:rsid="0002033f" officeooo:paragraph-rsid="0014e2e0" style:font-weight-asian="bold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underline-style="none" fo:font-weight="bold" officeooo:rsid="0002033f" officeooo:paragraph-rsid="00157ad4" style:font-weight-asian="bold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underline-style="none" fo:font-weight="bold" officeooo:rsid="0002033f" officeooo:paragraph-rsid="001dde58" style:font-weight-asian="bold" style:font-weight-complex="normal"/>
    </style:style>
    <style:style style:name="P62" style:family="paragraph" style:parent-style-name="Standard">
      <style:text-properties style:text-underline-style="none" fo:font-weight="bold" officeooo:rsid="0002033f" officeooo:paragraph-rsid="0014e2e0" style:font-weight-asian="bold" style:font-weight-complex="normal"/>
    </style:style>
    <style:style style:name="P63" style:family="paragraph" style:parent-style-name="Standard">
      <style:text-properties fo:font-weight="bold" officeooo:paragraph-rsid="001305d4" style:font-weight-asian="bold"/>
    </style:style>
    <style:style style:name="P64" style:family="paragraph" style:parent-style-name="Standard">
      <style:text-properties fo:font-weight="bold" officeooo:paragraph-rsid="0016241a" style:font-weight-asian="bold"/>
    </style:style>
    <style:style style:name="P65" style:family="paragraph" style:parent-style-name="Standard">
      <style:text-properties fo:font-weight="bold" officeooo:paragraph-rsid="0014e2e0" style:font-weight-asian="bold"/>
    </style:style>
    <style:style style:name="P66" style:family="paragraph" style:parent-style-name="Standard">
      <style:paragraph-properties fo:text-align="start" style:justify-single-word="false"/>
      <style:text-properties fo:font-weight="bold" officeooo:rsid="0002033f" officeooo:paragraph-rsid="0002033f" style:font-weight-asian="bold" style:font-weight-complex="bold"/>
    </style:style>
    <style:style style:name="P67" style:family="paragraph" style:parent-style-name="Standard">
      <style:text-properties fo:font-weight="bold" officeooo:paragraph-rsid="001dde58" style:font-weight-asian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333333" style:font-name="Verdana" fo:font-size="9pt" fo:letter-spacing="normal" fo:font-style="normal" style:text-underline-style="none" fo:font-weight="normal" officeooo:rsid="0016241a" officeooo:paragraph-rsid="0016241a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333333" style:font-name="Verdana" fo:font-size="9pt" fo:letter-spacing="normal" fo:font-style="normal" style:text-underline-style="none" fo:font-weight="normal" officeooo:rsid="001864f4" officeooo:paragraph-rsid="001864f4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333333" style:font-name="Verdana" fo:font-size="9pt" fo:letter-spacing="normal" fo:font-style="normal" style:text-underline-style="none" fo:font-weight="normal" officeooo:rsid="001864f4" officeooo:paragraph-rsid="001c983f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333333" style:font-name="Verdana" fo:font-size="9pt" fo:letter-spacing="normal" fo:font-style="normal" style:text-underline-style="none" fo:font-weight="normal" officeooo:rsid="001a2d59" officeooo:paragraph-rsid="001a2d59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333333" style:font-name="Verdana" fo:font-size="9pt" fo:letter-spacing="normal" fo:font-style="normal" style:text-underline-style="none" fo:font-weight="normal" officeooo:rsid="001a2d59" officeooo:paragraph-rsid="001c983f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2033f" officeooo:paragraph-rsid="0002033f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2033f" officeooo:paragraph-rsid="001b8a84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style:font-name="Times New Roman" fo:font-size="13.5pt" style:text-underline-style="none" fo:font-weight="normal" officeooo:rsid="00028e4e" officeooo:paragraph-rsid="001c983f" style:font-name-asian="Times New Roman1" style:font-size-asian="13.5pt" style:language-asian="pt" style:country-asian="BR" style:font-weight-asian="normal" style:font-name-complex="Times New Roman1" style:font-size-complex="13.5pt" style:font-weight-complex="normal"/>
    </style:style>
    <style:style style:name="P76" style:family="paragraph" style:parent-style-name="Standard">
      <style:text-properties fo:color="#000000" style:font-name="Times New Roman" fo:font-size="13.5pt" style:text-underline-style="none" fo:font-weight="normal" officeooo:rsid="00028e4e" officeooo:paragraph-rsid="001c983f" style:font-name-asian="Times New Roman1" style:font-size-asian="13.5pt" style:language-asian="pt" style:country-asian="BR" style:font-weight-asian="normal" style:font-name-complex="Times New Roman1" style:font-size-complex="13.5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Times New Roman" fo:font-size="13.5pt" style:text-underline-style="solid" style:text-underline-width="auto" style:text-underline-color="font-color" fo:font-weight="bold" officeooo:rsid="00028e4e" officeooo:paragraph-rsid="001c983f" style:font-name-asian="Times New Roman1" style:font-size-asian="13.5pt" style:language-asian="pt" style:country-asian="BR" style:font-weight-asian="bold" style:font-name-complex="Times New Roman1" style:font-size-complex="13.5pt" style:font-weight-complex="bold"/>
    </style:style>
    <style:style style:name="P78" style:family="paragraph" style:parent-style-name="Standard">
      <style:text-properties fo:color="#000000" style:font-name="Arial1" fo:font-size="11.5pt" fo:font-weight="bold" officeooo:paragraph-rsid="001c983f" style:font-name-asian="Times New Roman1" style:font-size-asian="11.5pt" style:language-asian="pt" style:country-asian="BR" style:font-weight-asian="bold" style:font-name-complex="Arial2" style:font-size-complex="11.5pt" style:font-weight-complex="bold"/>
    </style:style>
    <style:style style:name="P79" style:family="paragraph" style:parent-style-name="Standard">
      <style:text-properties officeooo:paragraph-rsid="001c983f"/>
    </style:style>
    <style:style style:name="P80" style:family="paragraph" style:parent-style-name="Standard">
      <style:text-properties officeooo:paragraph-rsid="001dde58"/>
    </style:style>
    <style:style style:name="P81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text-underline-style="none" fo:font-weight="normal" officeooo:rsid="001305d4" officeooo:paragraph-rsid="001305d4" style:font-weight-asian="normal" style:font-weight-complex="normal"/>
    </style:style>
    <style:style style:name="P82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text-underline-style="none" fo:font-weight="normal" officeooo:rsid="0016241a" officeooo:paragraph-rsid="0016241a" style:font-weight-asian="normal" style:font-weight-complex="normal"/>
    </style:style>
    <style:style style:name="P8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text-underline-style="none" fo:font-weight="normal" officeooo:rsid="0014e2e0" officeooo:paragraph-rsid="001305d4" style:font-weight-asian="normal" style:font-weight-complex="normal"/>
    </style:style>
    <style:style style:name="P8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text-underline-style="none" fo:font-weight="normal" officeooo:rsid="00028e4e" officeooo:paragraph-rsid="0002033f" style:font-weight-asian="normal" style:font-weight-complex="normal"/>
    </style:style>
    <style:style style:name="P85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text-underline-style="none" fo:font-weight="bold" officeooo:rsid="00157ad4" officeooo:paragraph-rsid="0014e2e0" style:font-weight-asian="bold" style:font-weight-complex="normal"/>
    </style:style>
    <style:style style:name="P86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text-underline-style="none" fo:font-weight="bold" officeooo:rsid="00157ad4" officeooo:paragraph-rsid="001dde58" style:font-weight-asian="bold" style:font-weight-complex="normal"/>
    </style:style>
    <style:style style:name="P87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text-underline-style="solid" style:text-underline-width="auto" style:text-underline-color="font-color" fo:font-weight="bold" officeooo:paragraph-rsid="0002033f" style:font-weight-asian="bold" style:font-weight-complex="bold"/>
    </style:style>
    <style:style style:name="P88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text-underline-style="solid" style:text-underline-width="auto" style:text-underline-color="font-color" fo:font-weight="bold" officeooo:rsid="0002033f" officeooo:paragraph-rsid="0002033f" style:font-weight-asian="bold" style:font-weight-complex="bold"/>
    </style:style>
    <style:style style:name="P8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c983f"/>
    </style:style>
    <style:style style:name="P90" style:family="paragraph" style:parent-style-name="Text_20_body" style:list-style-name="L2">
      <style:paragraph-properties fo:margin-left="0.265cm" fo:margin-right="0cm" fo:margin-top="0.185cm" fo:margin-bottom="0.212cm" style:contextual-spacing="false" style:line-height-at-least="0.423cm" fo:text-align="start" style:justify-single-word="false" fo:text-indent="0cm" style:auto-text-indent="false" fo:padding="0cm" fo:border="none"/>
      <style:text-properties fo:font-variant="normal" fo:text-transform="none" fo:color="#333333" style:font-name="Verdana" fo:font-size="9pt" fo:letter-spacing="normal" fo:font-style="normal" fo:font-weight="normal"/>
    </style:style>
    <style:style style:name="P91" style:family="paragraph" style:parent-style-name="Text_20_body" style:list-style-name="L3">
      <style:paragraph-properties fo:margin-left="0.265cm" fo:margin-right="0cm" fo:margin-top="0.185cm" fo:margin-bottom="0.212cm" style:contextual-spacing="false" style:line-height-at-least="0.423cm" fo:text-align="start" style:justify-single-word="false" fo:text-indent="0cm" style:auto-text-indent="false" fo:padding="0cm" fo:border="none"/>
      <style:text-properties fo:font-variant="normal" fo:text-transform="none" fo:color="#333333" style:font-name="Verdana" fo:font-size="9pt" fo:letter-spacing="normal" fo:font-style="normal" fo:font-weight="normal"/>
    </style:style>
    <style:style style:name="P92" style:family="paragraph" style:parent-style-name="Text_20_body" style:list-style-name="L3">
      <style:paragraph-properties fo:margin-left="0.265cm" fo:margin-right="0cm" fo:margin-top="0.185cm" fo:margin-bottom="0.212cm" style:contextual-spacing="false" style:line-height-at-least="0.423cm" fo:text-align="start" style:justify-single-word="false" fo:text-indent="0cm" style:auto-text-indent="false" fo:padding="0cm" fo:border="none"/>
      <style:text-properties fo:font-variant="normal" fo:text-transform="none" fo:color="#333333" style:font-name="Verdana" fo:font-size="9pt" fo:letter-spacing="normal" fo:font-style="normal" fo:font-weight="normal" officeooo:paragraph-rsid="001c983f"/>
    </style:style>
    <style:style style:name="P93" style:family="paragraph" style:parent-style-name="Text_20_body" style:list-style-name="L4">
      <style:paragraph-properties fo:margin-left="0.265cm" fo:margin-right="0cm" fo:margin-top="0.185cm" fo:margin-bottom="0.212cm" style:contextual-spacing="false" style:line-height-at-least="0.423cm" fo:text-align="start" style:justify-single-word="false" fo:text-indent="0cm" style:auto-text-indent="false" fo:padding="0cm" fo:border="none"/>
      <style:text-properties fo:font-variant="normal" fo:text-transform="none" fo:color="#333333" style:font-name="Verdana" fo:font-size="9pt" fo:letter-spacing="normal" fo:font-style="normal" fo:font-weight="normal"/>
    </style:style>
    <style:style style:name="P94" style:family="paragraph" style:parent-style-name="Text_20_body" style:list-style-name="L2">
      <style:paragraph-properties fo:margin-left="0.265cm" fo:margin-right="0cm" fo:margin-top="0.185cm" fo:margin-bottom="0.212cm" style:contextual-spacing="false" style:line-height-at-least="0.423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333333" style:font-name="Verdana" fo:font-size="9pt" fo:letter-spacing="normal" fo:font-style="normal" fo:font-weight="normal"/>
    </style:style>
    <style:style style:name="P95" style:family="paragraph" style:parent-style-name="Text_20_body" style:list-style-name="L3">
      <style:paragraph-properties fo:margin-left="0.265cm" fo:margin-right="0cm" fo:margin-top="0.185cm" fo:margin-bottom="0.212cm" style:contextual-spacing="false" style:line-height-at-least="0.423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333333" style:font-name="Verdana" fo:font-size="9pt" fo:letter-spacing="normal" fo:font-style="normal" fo:font-weight="normal"/>
    </style:style>
    <style:style style:name="P96" style:family="paragraph" style:parent-style-name="Text_20_body" style:list-style-name="L3">
      <style:paragraph-properties fo:margin-left="0.265cm" fo:margin-right="0cm" fo:margin-top="0.185cm" fo:margin-bottom="0.212cm" style:contextual-spacing="false" style:line-height-at-least="0.423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333333" style:font-name="Verdana" fo:font-size="9pt" fo:letter-spacing="normal" fo:font-style="normal" fo:font-weight="normal" officeooo:paragraph-rsid="001c983f"/>
    </style:style>
    <style:style style:name="P97" style:family="paragraph" style:parent-style-name="Text_20_body" style:list-style-name="L4">
      <style:paragraph-properties fo:margin-left="0.265cm" fo:margin-right="0cm" fo:margin-top="0.185cm" fo:margin-bottom="0.212cm" style:contextual-spacing="false" style:line-height-at-least="0.423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333333" style:font-name="Verdana" fo:font-size="9pt" fo:letter-spacing="normal" fo:font-style="normal" fo:font-weight="normal"/>
    </style:style>
    <style:style style:name="T1" style:family="text">
      <style:text-properties officeooo:rsid="0002033f"/>
    </style:style>
    <style:style style:name="T2" style:family="text">
      <style:text-properties fo:color="#000000" style:font-name="Times New Roman" fo:font-size="13.5pt" style:font-name-asian="Times New Roman1" style:font-size-asian="13.5pt" style:language-asian="pt" style:country-asian="BR" style:font-name-complex="Times New Roman1" style:font-size-complex="13.5pt"/>
    </style:style>
    <style:style style:name="T3" style:family="text">
      <style:text-properties fo:color="#000000" style:font-name="Times New Roman" fo:font-size="13.5pt" officeooo:rsid="0002033f" style:font-name-asian="Times New Roman1" style:font-size-asian="13.5pt" style:language-asian="pt" style:country-asian="BR" style:font-name-complex="Times New Roman1" style:font-size-complex="13.5pt"/>
    </style:style>
    <style:style style:name="T4" style:family="text">
      <style:text-properties fo:color="#000000" style:font-name="Times New Roman" fo:font-size="13.5pt" officeooo:rsid="00071b76" style:font-name-asian="Times New Roman1" style:font-size-asian="13.5pt" style:language-asian="pt" style:country-asian="BR" style:font-name-complex="Times New Roman1" style:font-size-complex="13.5pt"/>
    </style:style>
    <style:style style:name="T5" style:family="text">
      <style:text-properties fo:color="#000000" style:font-name="Times New Roman" fo:font-size="13.5pt" officeooo:rsid="000873e7" style:font-name-asian="Times New Roman1" style:font-size-asian="13.5pt" style:language-asian="pt" style:country-asian="BR" style:font-name-complex="Times New Roman1" style:font-size-complex="13.5pt"/>
    </style:style>
    <style:style style:name="T6" style:family="text">
      <style:text-properties fo:color="#000000" style:font-name="Arial1" fo:font-size="11.5pt" style:font-name-asian="Times New Roman1" style:font-size-asian="11.5pt" style:language-asian="pt" style:country-asian="BR" style:font-name-complex="Arial2" style:font-size-complex="11.5pt"/>
    </style:style>
    <style:style style:name="T7" style:family="text">
      <style:text-properties fo:color="#000000" style:font-name="Arial1" fo:font-size="11.5pt" style:font-name-asian="Times New Roman1" style:font-size-asian="11.5pt" style:language-asian="pt" style:country-asian="BR" style:font-name-complex="Arial2" style:font-size-complex="11.5pt" style:font-weight-complex="bold"/>
    </style:style>
    <style:style style:name="T8" style:family="text">
      <style:text-properties fo:color="#000000" style:font-name="Arial1" fo:font-size="11.5pt" officeooo:rsid="0002033f" style:font-name-asian="Times New Roman1" style:font-size-asian="11.5pt" style:language-asian="pt" style:country-asian="BR" style:font-name-complex="Arial2" style:font-size-complex="11.5pt"/>
    </style:style>
    <style:style style:name="T9" style:family="text">
      <style:text-properties fo:color="#000000" style:font-name="Arial1" fo:font-size="11.5pt" officeooo:rsid="00071b76" style:font-name-asian="Times New Roman1" style:font-size-asian="11.5pt" style:language-asian="pt" style:country-asian="BR" style:font-name-complex="Arial2" style:font-size-complex="11.5pt"/>
    </style:style>
    <style:style style:name="T10" style:family="text">
      <style:text-properties fo:color="#000000" style:font-name="Arial1" fo:font-size="11.5pt" officeooo:rsid="000873e7" style:font-name-asian="Times New Roman1" style:font-size-asian="11.5pt" style:language-asian="pt" style:country-asian="BR" style:font-name-complex="Arial2" style:font-size-complex="11.5pt"/>
    </style:style>
    <style:style style:name="T11" style:family="text">
      <style:text-properties fo:color="#000000" style:font-name="Arial1" fo:font-size="11.5pt" fo:font-weight="bold" style:font-name-asian="Times New Roman1" style:font-size-asian="11.5pt" style:language-asian="pt" style:country-asian="BR" style:font-weight-asian="bold" style:font-name-complex="Arial2" style:font-size-complex="11.5pt" style:font-weight-complex="bold"/>
    </style:style>
    <style:style style:name="T12" style:family="text">
      <style:text-properties fo:font-variant="normal" fo:text-transform="none" fo:color="#000000" style:text-line-through-style="none" style:text-position="0% 0%" style:font-name="Arial1" fo:font-size="11pt" fo:font-style="normal" style:text-underline-style="none" fo:font-weight="bold" style:font-name-asian="Arial2" style:font-size-asian="11pt" style:font-style-asian="normal" style:font-weight-asian="bold" style:font-name-complex="Arial2"/>
    </style:style>
    <style:style style:name="T13" style:family="text">
      <style:text-properties fo:font-variant="normal" fo:text-transform="none" fo:color="#000000" style:text-line-through-style="none" style:text-position="0% 0%" style:font-name="Arial1" fo:font-size="11pt" fo:font-style="normal" style:font-name-asian="Arial2" style:font-size-asian="11pt" style:font-style-asian="normal" style:font-name-complex="Arial2"/>
    </style:style>
    <style:style style:name="T14" style:family="text">
      <style:text-properties fo:font-variant="normal" fo:text-transform="none" fo:color="#000000" style:text-line-through-style="none" style:text-position="0% 0%" style:font-name="Arial1" fo:font-size="11pt" fo:font-style="italic" style:text-underline-style="none" fo:font-weight="normal" style:font-name-asian="Arial2" style:font-size-asian="11pt" style:font-style-asian="italic" style:font-weight-asian="normal" style:font-name-complex="Arial2"/>
    </style:style>
    <style:style style:name="T15" style:family="text">
      <style:text-properties fo:font-variant="normal" fo:text-transform="none" fo:color="#000000" style:font-name="Trebuchet MS" fo:font-size="9.75pt" fo:letter-spacing="normal" fo:font-style="normal" officeooo:rsid="000aa1d8"/>
    </style:style>
    <style:style style:name="T16" style:family="text">
      <style:text-properties fo:font-variant="normal" fo:text-transform="none" fo:color="#000000" style:font-name="Trebuchet MS" fo:font-size="9.75pt" fo:letter-spacing="normal" fo:font-style="normal" officeooo:rsid="000c1140"/>
    </style:style>
    <style:style style:name="T17" style:family="text">
      <style:text-properties fo:font-variant="normal" fo:text-transform="none" fo:color="#222222" style:font-name="Verdana1" fo:font-size="9.75pt" fo:letter-spacing="normal" fo:font-style="normal" officeooo:rsid="0002033f"/>
    </style:style>
    <style:style style:name="T18" style:family="text">
      <style:text-properties fo:font-variant="normal" fo:text-transform="none" style:font-name="Verdana1" fo:font-size="9.75pt" fo:letter-spacing="normal" fo:font-style="normal" officeooo:rsid="0002033f"/>
    </style:style>
    <style:style style:name="T19" style:family="text">
      <style:text-properties fo:font-variant="normal" fo:text-transform="none" style:font-name="Verdana1" fo:font-size="9.75pt" fo:letter-spacing="normal" fo:font-style="normal" officeooo:rsid="000aa1d8"/>
    </style:style>
    <style:style style:name="T20" style:family="text">
      <style:text-properties fo:font-variant="normal" fo:text-transform="none" style:font-name="Verdana1" fo:font-size="9.75pt" fo:letter-spacing="normal" fo:font-style="normal" officeooo:rsid="000c1140"/>
    </style:style>
    <style:style style:name="T21" style:family="text">
      <style:text-properties officeooo:rsid="0005c320"/>
    </style:style>
    <style:style style:name="T22" style:family="text">
      <style:text-properties officeooo:rsid="00071b76"/>
    </style:style>
    <style:style style:name="T23" style:family="text">
      <style:text-properties officeooo:rsid="00099ccc"/>
    </style:style>
    <style:style style:name="T24" style:family="text">
      <style:text-properties officeooo:rsid="000cfd18"/>
    </style:style>
    <style:style style:name="T25" style:family="text">
      <style:text-properties officeooo:rsid="001262f5"/>
    </style:style>
    <style:style style:name="T26" style:family="text">
      <style:text-properties fo:font-weight="bold" style:font-weight-asian="bold"/>
    </style:style>
    <style:style style:name="T27" style:family="text">
      <style:text-properties fo:font-style="italic" style:font-style-asian="italic"/>
    </style:style>
    <style:style style:name="T28" style:family="text">
      <style:text-properties officeooo:rsid="001742f5"/>
    </style:style>
    <style:style style:name="T29" style:family="text">
      <style:text-properties style:text-underline-style="none" officeooo:rsid="001b8a84"/>
    </style:style>
    <style:style style:name="T30" style:family="text">
      <style:text-properties officeooo:rsid="001a4db2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1b8a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a">
        <style:list-level-properties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a">
        <style:list-level-properties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eparação para o segundo simulado</text:p>
      <text:p text:style-name="P13"/>
      <text:p text:style-name="P2"/>
      <text:p text:style-name="P66"/>
      <text:p text:style-name="P84"/>
      <text:p text:style-name="P8"/>
      <text:p text:style-name="P10"><text:span text:style-name="T7">1. class Ping extends Utils {</text:span><text:span text:style-name="T2"><text:line-break/></text:span><text:span text:style-name="T7">2. public static void main(String [] args) {</text:span><text:span text:style-name="T2"><text:line-break/></text:span><text:span text:style-name="T7">3. Utils u = new Ping();</text:span><text:span text:style-name="T2"><text:line-break/></text:span><text:span text:style-name="T7">4. System.out.print(u.getInt(args[0]));</text:span><text:span text:style-name="T2"><text:line-break/></text:span><text:span text:style-name="T7">5. }</text:span><text:span text:style-name="T2"><text:line-break/></text:span><text:span text:style-name="T7">6. int getInt(String arg) {</text:span><text:span text:style-name="T2"><text:line-break/></text:span><text:span text:style-name="T7">7. return Integer.parseInt(arg);</text:span><text:span text:style-name="T2"><text:line-break/></text:span><text:span text:style-name="T7">8. }</text:span><text:span text:style-name="T2"><text:line-break/></text:span><text:span text:style-name="T7">9. }</text:span><text:span text:style-name="T2"><text:line-break/></text:span><text:span text:style-name="T7">10. class Utils {</text:span><text:span text:style-name="T2"><text:line-break/></text:span><text:span text:style-name="T7">11. int getInt(String x) throws Exception { return 7; }</text:span><text:span text:style-name="T2"><text:line-break/></text:span><text:span text:style-name="T7">12. }</text:span></text:p>
      <text:p text:style-name="P10"><text:span text:style-name="T11"><text:line-break/>And the following three possible changes:</text:span><text:span text:style-name="T2"><text:line-break/></text:span></text:p>
      <text:p text:style-name="P10"><text:span text:style-name="T11">C1. Declare that main() throws an Exception.</text:span><text:span text:style-name="T2"><text:line-break/></text:span><text:span text:style-name="T11">C2. Declare that Ping.getInt() throws an Exception.</text:span><text:span text:style-name="T2"><text:line-break/></text:span><text:span text:style-name="T11">C3. Wrap the invocation of getInt() in a try / catch block.</text:span><text:span text:style-name="T2"><text:line-break/></text:span></text:p>
      <text:p text:style-name="P10"><text:span text:style-name="T11">Which change(s) allow the code to compile? (Choose all that apply.)</text:span><text:span text:style-name="T2"><text:line-break/></text:span></text:p>
      <text:p text:style-name="P20"><text:span text:style-name="T6">A. Just C1 is sufficient.</text:span><text:span text:style-name="T2"><text:line-break/></text:span><text:span text:style-name="T6">B. Just C2 is sufficient.</text:span><text:span text:style-name="T2"><text:line-break/></text:span><text:span text:style-name="T6">C. Just C3 is sufficient.</text:span><text:span text:style-name="T2"><text:line-break/></text:span><text:span text:style-name="T6">D. Both C1 and C2 are required.</text:span><text:span text:style-name="T2"><text:line-break/></text:span><text:span text:style-name="T6">E. Both C1 and C3 are required.</text:span><text:span text:style-name="T2"><text:line-break/></text:span><text:span text:style-name="T6">F. Both C2 and C3 are required.</text:span><text:span text:style-name="T2"><text:line-break/></text:span><text:span text:style-name="T6">G. All three changes are required.</text:span><text:span text:style-name="T2"><text:line-break/></text:span></text:p>
      <text:p text:style-name="P16"/>
      <text:p text:style-name="P5"/>
      <text:p text:style-name="P51"><text:span text:style-name="T13">23. int z = 5;</text:span></text:p>
      <text:p text:style-name="P25">24.</text:p>
      <text:p text:style-name="P25">25. public void stuff1(int x) {</text:p>
      <text:p text:style-name="P25">26. assert (x &gt; 0);</text:p>
      <text:p text:style-name="P25">27. switch(x) {</text:p>
      <text:p text:style-name="P25">28. case 2: x = 3;</text:p>
      <text:p text:style-name="P25">29. default: assert false; } }</text:p>
      <text:p text:style-name="P25">30.</text:p>
      <text:p text:style-name="P25">31. private void stuff2(int y) { assert (y &lt; 0); }</text:p>
      <text:p text:style-name="P25">32.</text:p>
      <text:p text:style-name="P25">33. private void stuff3() { assert (stuff4()); }</text:p>
      <text:p text:style-name="P25">34.</text:p>
      <text:p text:style-name="P25">35. private boolean stuff4() { z = 6; return false; }</text:p>
      <text:p text:style-name="P25">Which statement is true?</text:p>
      <text:p text:style-name="P27"><text:soft-page-break/>A. All of the assert statements are used appropriately.</text:p>
      <text:p text:style-name="P27">B. Only the assert statement on line 31 is used appropriately.</text:p>
      <text:p text:style-name="P27">C. The assert statements on lines 29 and 31 are used appropriately.</text:p>
      <text:p text:style-name="P27">D. The assert statements on lines 26 and 29 are used appropriately.</text:p>
      <text:p text:style-name="P27">E. The assert statements on lines 29 and 33 are used appropriately.</text:p>
      <text:p text:style-name="P27">F. The assert statements on lines 29, 31, and 33 are used appropriately.</text:p>
      <text:p text:style-name="P29">G. The assert statements on lines 26, 29, and 31 are used appropriately.</text:p>
      <text:p text:style-name="P33"/>
      <text:p text:style-name="P30"/>
      <text:p text:style-name="P26">1. public class Test {</text:p>
      <text:p text:style-name="P26">2.</text:p>
      <text:p text:style-name="P26">3. public static void main(String [] args) {</text:p>
      <text:p text:style-name="P26">4. boolean assert = true;</text:p>
      <text:p text:style-name="P24"><text:span text:style-name="T14">5. </text:span><text:span text:style-name="T12">if(assert) {</text:span></text:p>
      <text:p text:style-name="P26">6. System.out.println(”assert is true”);</text:p>
      <text:p text:style-name="P26">7. }</text:p>
      <text:p text:style-name="P26">8. }</text:p>
      <text:p text:style-name="P26">9.</text:p>
      <text:p text:style-name="P26">10. }</text:p>
      <text:p text:style-name="P26">Given:</text:p>
      <text:p text:style-name="P26">javac -source 1.3 Test.java</text:p>
      <text:p text:style-name="P26">What is the result?</text:p>
      <text:p text:style-name="P28">A. Compilation fails.</text:p>
      <text:p text:style-name="P28">B. Compilation succeeds with errors.</text:p>
      <text:p text:style-name="P28">C. Compilation succeeds with warnings.</text:p>
      <text:p text:style-name="P31">D. Compilation succeeds without warnings or errors.</text:p>
      <text:p text:style-name="P34"/>
      <text:p text:style-name="P32"/>
      <text:p text:style-name="P4"/>
      <text:p text:style-name="P35"><text:span text:style-name="T17">The code is given:</text:span><text:span text:style-name="T1"><text:line-break/><text:line-break/></text:span><text:span text:style-name="T18">3.  public class Bertha {</text:span><text:span text:style-name="T1"><text:line-break/></text:span><text:span text:style-name="T18">4.    static String s = "";</text:span><text:span text:style-name="T1"><text:line-break/></text:span><text:span text:style-name="T18">5.    public static void main(String[] args) {</text:span><text:span text:style-name="T1"><text:line-break/></text:span><text:span text:style-name="T18">6.        int x = 4; Boolean y = true; short[] sa = {1,2,3};</text:span><text:span text:style-name="T1"><text:line-break/></text:span><text:span text:style-name="T18">7.        doStuff(x, y);</text:span><text:span text:style-name="T1"><text:line-break/></text:span><text:span text:style-name="T18">8.        doStuff(x);</text:span><text:span text:style-name="T1"><text:line-break/></text:span><text:span text:style-name="T18">9.        doStuff(sa, sa);</text:span><text:span text:style-name="T1"><text:line-break/></text:span><text:span text:style-name="T18">10.       System.out.println(s);</text:span><text:span text:style-name="T1"><text:line-break/></text:span><text:span text:style-name="T18">11.   }</text:span><text:span text:style-name="T1"><text:line-break/></text:span><text:span text:style-name="T18">12.   static void doStuff(Object o) { s += "1"; }</text:span><text:span text:style-name="T1"><text:line-break/></text:span><text:span text:style-name="T18">13.   static void doStuff(Object... o) { s += "2"; }</text:span><text:span text:style-name="T1"><text:line-break/></text:span><text:span text:style-name="T18">14.   static void doStuff(Integer... i) { s += "3"; }</text:span><text:span text:style-name="T1"><text:line-break/></text:span><text:span text:style-name="T18">15.   static void doStuff(Long L) { s += "4"; }</text:span><text:span text:style-name="T1"><text:line-break/></text:span><text:span text:style-name="T18">16. }</text:span><text:span text:style-name="T1"><text:line-break/><text:line-break/></text:span><text:span text:style-name="T17">What is the result?</text:span><text:span text:style-name="T1"><text:line-break/></text:span><text:span text:style-name="T18">A. 212</text:span><text:span text:style-name="T1"><text:line-break/></text:span><text:span text:style-name="T18">B. 232</text:span><text:span text:style-name="T1"><text:line-break/></text:span><text:soft-page-break/><text:span text:style-name="T18">C. 234</text:span><text:span text:style-name="T1"><text:line-break/></text:span><text:span text:style-name="T18">D. 312</text:span><text:span text:style-name="T1"><text:line-break/></text:span><text:span text:style-name="T18">E. 332</text:span><text:span text:style-name="T1"><text:line-break/></text:span><text:span text:style-name="T18">F. 334</text:span><text:span text:style-name="T1"><text:line-break/></text:span><text:span text:style-name="T18">G. Compilation fails</text:span></text:p>
      <text:p text:style-name="P39"/>
      <text:p text:style-name="P37"/>
      <text:p text:style-name="P35"><text:span text:style-name="T15">public class Boxing1 {</text:span><text:span text:style-name="T19"><text:line-break/></text:span><text:span text:style-name="T15">public static void main(String[] args) {</text:span><text:span text:style-name="T19"><text:line-break/></text:span><text:span text:style-name="T15">Integer i = null;</text:span><text:span text:style-name="T19"><text:line-break/></text:span><text:span text:style-name="T15">method(i);</text:span><text:span text:style-name="T19"><text:line-break/></text:span><text:span text:style-name="T15">}</text:span><text:span text:style-name="T19"><text:line-break/></text:span><text:span text:style-name="T15">static void method(int k){</text:span><text:span text:style-name="T19"><text:line-break/></text:span><text:span text:style-name="T15">System.out.println(k);</text:span><text:span text:style-name="T19"><text:line-break/></text:span><text:span text:style-name="T15">}</text:span><text:span text:style-name="T19"><text:line-break/></text:span><text:span text:style-name="T15">}</text:span><text:span text:style-name="T19"><text:line-break/><text:line-break/></text:span><text:span text:style-name="T15">What is the output of the above program?</text:span><text:span text:style-name="T19"><text:line-break/></text:span><text:span text:style-name="T15">1)Null Pointer Exception</text:span><text:span text:style-name="T19"><text:line-break/></text:span><text:span text:style-name="T15">2)Number Format Exception</text:span><text:span text:style-name="T19"><text:line-break/></text:span><text:span text:style-name="T15">3)null</text:span><text:span text:style-name="T19"><text:line-break/></text:span><text:span text:style-name="T15">4)0</text:span><text:span text:style-name="T19"> </text:span></text:p>
      <text:p text:style-name="P49"/>
      <text:p text:style-name="P67">import java.io.*;</text:p>
      <text:p text:style-name="P67">class Player {</text:p>
      <text:p text:style-name="P67">Player() { System.out.print("p"); }</text:p>
      <text:p text:style-name="P67">}</text:p>
      <text:p text:style-name="P67">class CardPlayer extends Player implements Serializable {</text:p>
      <text:p text:style-name="P67">CardPlayer() { System.out.print("c"); }</text:p>
      <text:p text:style-name="P67">public static void main(String[] args) {</text:p>
      <text:p text:style-name="P67">CardPlayer c1 = new CardPlayer();</text:p>
      <text:p text:style-name="P67">try {</text:p>
      <text:p text:style-name="P67">FileOutputStream fos = new FileOutputStream("play.txt");</text:p>
      <text:p text:style-name="P67">ObjectOutputStream os = new ObjectOutputStream(fos);</text:p>
      <text:p text:style-name="P67">os.writeObject(c1);</text:p>
      <text:p text:style-name="P67">os.close();</text:p>
      <text:p text:style-name="P67">FileInputStream fis = new FileInputStream("play.txt");</text:p>
      <text:p text:style-name="P67">ObjectInputStream is = new ObjectInputStream(fis);</text:p>
      <text:p text:style-name="P67">CardPlayer c2 = (CardPlayer) is.readObject();</text:p>
      <text:p text:style-name="P67">is.close();</text:p>
      <text:p text:style-name="P67">} catch (Exception x ) { }</text:p>
      <text:p text:style-name="P67">}</text:p>
      <text:p text:style-name="P61">}</text:p>
      <text:p text:style-name="P61"/>
      <text:p text:style-name="P67">What is the result?</text:p>
      <text:p text:style-name="P80">A. pc <text:s text:c="27"/><text:tab/>B. pcc</text:p>
      <text:p text:style-name="P80">C. pcp <text:s text:c="25"/><text:tab/>D. pcpc</text:p>
      <text:p text:style-name="P61">E. Compilation fails. <text:s text:c="2"/><text:tab/>F. An exception is thrown at runtime.</text:p>
      <text:p text:style-name="P86"/>
      <text:p text:style-name="P61"/>
      <text:p text:style-name="P61"/>
      <text:p text:style-name="P61"/>
      <text:p text:style-name="P50"><text:soft-page-break/></text:p>
      <text:p text:style-name="P38"/>
      <text:p text:style-name="P36"><text:span text:style-name="T16">public class Boxing2 {</text:span><text:span text:style-name="T20"><text:line-break/></text:span><text:span text:style-name="T16">public static void main(String[] args) {</text:span><text:span text:style-name="T20"><text:line-break/></text:span><text:span text:style-name="T16">byte b = 10;</text:span><text:span text:style-name="T20"><text:line-break/></text:span><text:span text:style-name="T16">method(b);</text:span><text:span text:style-name="T20"><text:line-break/></text:span><text:span text:style-name="T16">}</text:span><text:span text:style-name="T20"><text:line-break/></text:span><text:span text:style-name="T16">static void method(int i){</text:span><text:span text:style-name="T20"><text:line-break/></text:span><text:span text:style-name="T16">System.out.println("Primitivae Type call");</text:span><text:span text:style-name="T20"><text:line-break/></text:span><text:span text:style-name="T16">}</text:span><text:span text:style-name="T20"><text:line-break/></text:span><text:span text:style-name="T16">static void method(Integer i){</text:span><text:span text:style-name="T20"><text:line-break/></text:span><text:span text:style-name="T16">System.out.println("Wrapper Type Call");</text:span><text:span text:style-name="T20"><text:line-break/></text:span><text:span text:style-name="T16">}</text:span><text:span text:style-name="T20"><text:line-break/></text:span><text:span text:style-name="T16">}</text:span><text:span text:style-name="T20"><text:line-break/><text:line-break/></text:span><text:span text:style-name="T16">What will be output for the above program?</text:span><text:span text:style-name="T20"><text:line-break/></text:span><text:span text:style-name="T16">1)Wrapper Type Call</text:span><text:span text:style-name="T20"><text:line-break/></text:span><text:span text:style-name="T16">2)Primitive Type Call</text:span><text:span text:style-name="T20"><text:line-break/></text:span><text:span text:style-name="T16">3)Compiler Error</text:span><text:span text:style-name="T20"><text:line-break/></text:span><text:span text:style-name="T16">4)Compiles fine, throws runtime exception</text:span><text:span text:style-name="T20"> </text:span></text:p>
      <text:p text:style-name="P37"/>
      <text:p text:style-name="P87"><text:span text:style-name="T32"/></text:p>
      <text:p text:style-name="P79"><text:span text:style-name="T7">11. class A {</text:span><text:span text:style-name="T2"><text:line-break/></text:span><text:span text:style-name="T7">12. public void process() { System.out.print("A,"); }</text:span><text:span text:style-name="T2"><text:line-break/></text:span><text:span text:style-name="T7">13. class B extends A {</text:span><text:span text:style-name="T2"><text:line-break/></text:span><text:span text:style-name="T7">14. public void process() throws IOException {</text:span><text:span text:style-name="T2"><text:line-break/></text:span><text:span text:style-name="T7">15. super.process();</text:span><text:span text:style-name="T2"><text:line-break/></text:span><text:span text:style-name="T7">16. System.out.print("B,");</text:span><text:span text:style-name="T2"><text:line-break/></text:span><text:span text:style-name="T7">17. throw new IOException();</text:span><text:span text:style-name="T2"><text:line-break/></text:span><text:span text:style-name="T7">18. }</text:span><text:span text:style-name="T2"><text:line-break/></text:span><text:span text:style-name="T7">19. public static void main(String[] args) {</text:span><text:span text:style-name="T2"><text:line-break/></text:span><text:span text:style-name="T7">20. try { new B().process(); }</text:span><text:span text:style-name="T2"><text:line-break/></text:span><text:span text:style-name="T7">21. catch (IOException e) { System.out.println("Exception"); }}</text:span><text:span text:style-name="T2"><text:line-break/></text:span></text:p>
      <text:p text:style-name="P78">What is the result?</text:p>
      <text:p text:style-name="P89"><text:span text:style-name="T2"><text:line-break/></text:span><text:span text:style-name="T6">A. Exception</text:span><text:span text:style-name="T2"><text:line-break/></text:span><text:span text:style-name="T6">B. A,B,Exception</text:span><text:span text:style-name="T2"><text:line-break/></text:span><text:span text:style-name="T6">C. Compilation fails because of an error in line 20.</text:span><text:span text:style-name="T2"><text:line-break/></text:span><text:span text:style-name="T6">D. Compilation fails because of an error in line 14.</text:span><text:span text:style-name="T2"><text:line-break/></text:span><text:span text:style-name="T6">E. A NullPointerException is thrown at runtime.</text:span></text:p>
      <text:p text:style-name="P75"><text:span text:style-name="T29"/></text:p>
      <text:p text:style-name="P4"/>
      <text:p text:style-name="P11"><text:span text:style-name="T7">class CardBoard {</text:span><text:span text:style-name="T2"><text:line-break/></text:span><text:span text:style-name="T7">Short story = 5;</text:span><text:span text:style-name="T2"><text:line-break/></text:span><text:span text:style-name="T7">CardBoard go(CardBoard cb) {</text:span><text:span text:style-name="T2"><text:line-break/></text:span><text:span text:style-name="T7">cb = null;</text:span><text:span text:style-name="T2"><text:line-break/></text:span><text:span text:style-name="T7">return cb;</text:span><text:span text:style-name="T2"><text:line-break/></text:span><text:span text:style-name="T7">}</text:span><text:span text:style-name="T2"><text:line-break/></text:span><text:span text:style-name="T7">public static void main(String[] args) {</text:span><text:span text:style-name="T2"><text:line-break/></text:span><text:span text:style-name="T7">CardBoard c1 = new CardBoard();</text:span><text:span text:style-name="T2"><text:line-break/></text:span><text:span text:style-name="T7">CardBoard c2 = new CardBoard();</text:span><text:span text:style-name="T2"><text:line-break/></text:span><text:span text:style-name="T7">CardBoard c3 = c1.go(c2);</text:span><text:span text:style-name="T2"><text:line-break/></text:span><text:soft-page-break/><text:span text:style-name="T7">c1 = null;</text:span><text:span text:style-name="T2"><text:line-break/></text:span><text:span text:style-name="T7">// do Stuff</text:span><text:span text:style-name="T2"><text:line-break/></text:span><text:span text:style-name="T7">} }</text:span><text:span text:style-name="T2"><text:line-break/></text:span></text:p>
      <text:p text:style-name="P11"><text:span text:style-name="T11">When // doStuff is reached, how many objects are eligible for GC?</text:span><text:span text:style-name="T2"><text:line-break/></text:span></text:p>
      <text:p text:style-name="P6"><text:span text:style-name="T8">A. 0</text:span><text:span text:style-name="T3"><text:line-break/></text:span><text:span text:style-name="T8">B. 1</text:span><text:span text:style-name="T3"><text:line-break/></text:span><text:span text:style-name="T8">C. 2</text:span><text:span text:style-name="T3"><text:line-break/></text:span><text:span text:style-name="T8">D. Compilation fails.</text:span><text:span text:style-name="T3"><text:line-break/></text:span><text:span text:style-name="T8">E. It is not possible to know.</text:span><text:span text:style-name="T3"><text:line-break/></text:span><text:span text:style-name="T8">F. An exception is thrown at runtime.</text:span></text:p>
      <text:p text:style-name="P23"/>
      <text:p text:style-name="P15"/>
      <text:p text:style-name="P11"><text:span text:style-name="T7">11. public void genNumbers() {</text:span><text:span text:style-name="T2"><text:line-break/></text:span><text:span text:style-name="T7">12. ArrayList numbers = new ArrayList();</text:span><text:span text:style-name="T2"><text:line-break/></text:span><text:span text:style-name="T7">13. for (int i=0; i&lt;10; i++) {</text:span><text:span text:style-name="T2"><text:line-break/></text:span><text:span text:style-name="T7">14. int value = i * ((int) Math.random());</text:span><text:span text:style-name="T2"><text:line-break/></text:span><text:span text:style-name="T7">15. Integer intObj = new Integer(value);</text:span><text:span text:style-name="T2"><text:line-break/></text:span><text:span text:style-name="T7">16. numbers.add(intObj);</text:span><text:span text:style-name="T2"><text:line-break/></text:span><text:span text:style-name="T7">17. }</text:span><text:span text:style-name="T2"><text:line-break/></text:span><text:span text:style-name="T7">18. System.out.println(numbers);</text:span><text:span text:style-name="T2"><text:line-break/></text:span><text:span text:style-name="T7">19. }</text:span><text:span text:style-name="T2"><text:line-break/></text:span></text:p>
      <text:p text:style-name="P11"><text:span text:style-name="T11">Which line of code marks the earliest point that an object referenced by intObj becomes a candidate for</text:span><text:span text:style-name="T2"><text:line-break/></text:span><text:span text:style-name="T11">garbage collection?</text:span><text:span text:style-name="T2"><text:line-break/></text:span></text:p>
      <text:p text:style-name="P21"><text:span text:style-name="T9">A. Line 16</text:span><text:span text:style-name="T4"><text:line-break/></text:span><text:span text:style-name="T9">B. Line 17</text:span><text:span text:style-name="T4"><text:line-break/></text:span><text:span text:style-name="T9">C. Line 18</text:span><text:span text:style-name="T4"><text:line-break/></text:span><text:span text:style-name="T9">D. Line 19</text:span><text:span text:style-name="T4"><text:line-break/></text:span><text:span text:style-name="T9">E. The object is NOT a candidate for garbage collection.</text:span><text:span text:style-name="T4"><text:line-break/></text:span></text:p>
      <text:p text:style-name="P77"/>
      <text:p text:style-name="P70">Consider a file fun.log whose first line is “Hello!”. What happens when this code is compiled and executed? (1 correct answer)</text:p>
      <text:p text:style-name="P44">void test() throws IOException {</text:p>
      <text:p text:style-name="P43">File file = new File("C:/fun.log");</text:p>
      <text:p text:style-name="P43">BufferedReader reader = new BufferedReader(file);</text:p>
      <text:p text:style-name="P43">System.out.println(reader.readLine());</text:p>
      <text:p text:style-name="P45">}</text:p>
      <text:list xml:id="list3615881851757174018" text:style-name="L3">
        <text:list-item>
          <text:p text:style-name="P92">A runtime exception is thrown because the file already exists.</text:p>
        </text:list-item>
        <text:list-item>
          <text:p text:style-name="P92">It prints “Hello!”.</text:p>
        </text:list-item>
        <text:list-item>
          <text:p text:style-name="P92">It prints “null”.</text:p>
        </text:list-item>
        <text:list-item>
          <text:p text:style-name="P96">Compilation fails.</text:p>
        </text:list-item>
      </text:list>
      <text:p text:style-name="P57"/>
      <text:p text:style-name="P12"><text:span text:style-name="T7">1. public class GC {</text:span><text:span text:style-name="T2"><text:line-break/></text:span><text:span text:style-name="T7">2. private Object o;</text:span><text:span text:style-name="T2"><text:line-break/></text:span><text:span text:style-name="T7">3. private void doSomethingElse(Object obj) { o = obj; }</text:span><text:span text:style-name="T2"><text:line-break/></text:span><text:soft-page-break/><text:span text:style-name="T7">4. public void doSomething() {</text:span><text:span text:style-name="T2"><text:line-break/></text:span><text:span text:style-name="T7">5. Object o = new Object();</text:span><text:span text:style-name="T2"><text:line-break/></text:span><text:span text:style-name="T7">6. doSomethingElse(o);</text:span><text:span text:style-name="T2"><text:line-break/></text:span><text:span text:style-name="T7">7. o = new Object();</text:span><text:span text:style-name="T2"><text:line-break/></text:span><text:span text:style-name="T7">8. doSomethingElse(null);</text:span><text:span text:style-name="T2"><text:line-break/></text:span><text:span text:style-name="T7">9. o = null;</text:span><text:span text:style-name="T2"><text:line-break/></text:span><text:span text:style-name="T7">10. }</text:span><text:span text:style-name="T2"><text:line-break/></text:span><text:span text:style-name="T7">11. }</text:span><text:span text:style-name="T2"><text:line-break/></text:span></text:p>
      <text:p text:style-name="P12"><text:span text:style-name="T11">When the doSomething method is called, after which line does the Object created in line 5 become</text:span><text:span text:style-name="T2"><text:line-break/></text:span><text:span text:style-name="T11">available for garbage collection?</text:span><text:span text:style-name="T2"><text:line-break/></text:span></text:p>
      <text:p text:style-name="P7"><text:span text:style-name="T10">A. Line 5</text:span><text:span text:style-name="T5"><text:line-break/></text:span><text:span text:style-name="T10">B. Line 6</text:span><text:span text:style-name="T5"><text:line-break/></text:span><text:span text:style-name="T10">C. Line 7</text:span><text:span text:style-name="T5"><text:line-break/></text:span><text:span text:style-name="T10">D. Line 8</text:span><text:span text:style-name="T5"><text:line-break/></text:span><text:span text:style-name="T10">E. Line 9</text:span><text:span text:style-name="T5"><text:line-break/></text:span><text:span text:style-name="T10">F. Line 10</text:span><text:span text:style-name="T5"><text:line-break/></text:span></text:p>
      <text:p text:style-name="P88"><text:span text:style-name="T32"/></text:p>
      <text:p text:style-name="P74"><text:span text:style-name="T32"/></text:p>
      <text:p text:style-name="P4"/>
      <text:p text:style-name="P46"><text:s/>What is the difference between String Buffer and String Builder APIs?</text:p>
      <text:p text:style-name="P46"/>
      <text:p text:style-name="P46"/>
      <text:list xml:id="list873466334064721909" text:style-name="L1">
        <text:list-item>
          <text:p text:style-name="P52">String Buffer is the base class class for String Builder.</text:p>
        </text:list-item>
        <text:list-item>
          <text:p text:style-name="P52">String Builder provides a more simplified API over the String Buffer class</text:p>
        </text:list-item>
        <text:list-item>
          <text:p text:style-name="P52">The only difference between String Buffer and String Builder class is that String Buffer is thread safe whereas String Builder is not.</text:p>
        </text:list-item>
        <text:list-item>
          <text:p text:style-name="P52">The only difference between String Buffer and String Builder class is that String Builder is thread safe whereas String Buffer is not.</text:p>
        </text:list-item>
      </text:list>
      <text:p text:style-name="P48"/>
      <text:p text:style-name="P47"/>
      <text:p text:style-name="P4"/>
      <text:p text:style-name="P4"/>
      <text:p text:style-name="P63">10. class MakeFile {</text:p>
      <text:p text:style-name="P63">11. public static void main(String[] args) {</text:p>
      <text:p text:style-name="P63">12. try {</text:p>
      <text:p text:style-name="P63">13. File directory = new File(”d”);</text:p>
      <text:p text:style-name="P63">14. File file = new File(directory,”f”);</text:p>
      <text:p text:style-name="P17"><text:span text:style-name="T27">15. </text:span><text:span text:style-name="T26">if(!file.exists()) {</text:span></text:p>
      <text:p text:style-name="P63">16. file.createNewFile();</text:p>
      <text:p text:style-name="P63">17. }</text:p>
      <text:p text:style-name="P63">18. } catch (IOException e) {</text:p>
      <text:p text:style-name="P63">19. e.printStackTrace</text:p>
      <text:p text:style-name="P63">20. }</text:p>
      <text:p text:style-name="P63">21. }</text:p>
      <text:p text:style-name="P63">22. }</text:p>
      <text:p text:style-name="P63">The current directory does NOT contain a directory named “d.”</text:p>
      <text:p text:style-name="P63">Which three are true? (Choose three.)</text:p>
      <text:p text:style-name="P17">A. Line 16 is never executed.</text:p>
      <text:p text:style-name="P17">B. An exception is thrown at runtime.</text:p>
      <text:p text:style-name="P17"><text:soft-page-break/>C. Line 13 creates a File object named “d.”</text:p>
      <text:p text:style-name="P17">D. Line 14 creates a File object named “f.’</text:p>
      <text:p text:style-name="P17">E. Line 13 creates a directory named “d” in the file system.</text:p>
      <text:p text:style-name="P17">F. Line 16 creates a directory named “d” and a file ‘f’ within it in the</text:p>
      <text:p text:style-name="P17">file system.</text:p>
      <text:p text:style-name="P17">G. Line 14 creates a file named ‘f’ inside of the directory named “d” in</text:p>
      <text:p text:style-name="P9">the file system.</text:p>
      <text:p text:style-name="P81"/>
      <text:p text:style-name="P53"/>
      <text:p text:style-name="P64">Given:</text:p>
      <text:p text:style-name="P64">bw is a reference to a valid BufferedWriter And the snippet:</text:p>
      <text:p text:style-name="P64">15. BufferedWriter b1 = new BufferedWriter(new File("f"));</text:p>
      <text:p text:style-name="P64">16. BufferedWriter b2 = new BufferedWriter(new FileWriter("f1"));</text:p>
      <text:p text:style-name="P64">17. BufferedWriter b3 = new BufferedWriter(new PrintWriter("f2"));</text:p>
      <text:p text:style-name="P64">18. BufferedWriter b4 = new BufferedWriter(new BufferedWriter(bw));</text:p>
      <text:p text:style-name="P64">What is the result?</text:p>
      <text:p text:style-name="P19">A. Compilation succeeds.</text:p>
      <text:p text:style-name="P19">B. Compilation fails due only to an error on line 15.</text:p>
      <text:p text:style-name="P19">C. Compilation fails due only to an error on line 16.</text:p>
      <text:p text:style-name="P19">D. Compilation fails due only to an error on line 17.</text:p>
      <text:p text:style-name="P19">E. Compilation fails due only to an error on line 18.</text:p>
      <text:p text:style-name="P54">F. Compilation fails due to errors on multiple lines.</text:p>
      <text:p text:style-name="P82"/>
      <text:p text:style-name="P55"/>
      <text:p text:style-name="P68">What happens when this code is compiled and executed? (1 correct answer)</text:p>
      <text:p text:style-name="P40">void test() {</text:p>
      <text:p text:style-name="P41">FileWriter writer = new FileWriter("/fun.log");</text:p>
      <text:p text:style-name="P41">writer.write("Hello!");</text:p>
      <text:p text:style-name="P41">writer.close();</text:p>
      <text:p text:style-name="P42">}</text:p>
      <text:list xml:id="list3153664419642540540" text:style-name="L2">
        <text:list-item>
          <text:p text:style-name="P90">A file fun.log is created with the content “Hello!”.</text:p>
        </text:list-item>
        <text:list-item>
          <text:p text:style-name="P90">A file fun.log is created but it’s empty, because flush() was not called.</text:p>
        </text:list-item>
        <text:list-item>
          <text:p text:style-name="P90">A runtime exception is thrown because flush() was not called.</text:p>
        </text:list-item>
        <text:list-item>
          <text:p text:style-name="P94">Compilation fails.</text:p>
        </text:list-item>
      </text:list>
      <text:p text:style-name="P76"><text:span text:style-name="T2"/></text:p>
      <text:p text:style-name="P79"><text:span text:style-name="T7">import java.io.*;</text:span><text:span text:style-name="T2"><text:line-break/></text:span><text:span text:style-name="T7">class Master {</text:span><text:span text:style-name="T2"><text:line-break/></text:span><text:span text:style-name="T7">String doFileStuff() throws FileNotFoundException { return "a"; }</text:span><text:span text:style-name="T2"><text:line-break/></text:span><text:span text:style-name="T7">}</text:span><text:span text:style-name="T2"><text:line-break/></text:span><text:span text:style-name="T7">class Slave extends Master {</text:span><text:span text:style-name="T2"><text:line-break/></text:span><text:span text:style-name="T7">public static void main(String[] args) {</text:span><text:span text:style-name="T2"><text:line-break/></text:span><text:span text:style-name="T7">String s = null;</text:span><text:span text:style-name="T2"><text:line-break/></text:span><text:span text:style-name="T7">try { s = new Slave().doFileStuff();</text:span><text:span text:style-name="T2"><text:line-break/></text:span><text:span text:style-name="T7">} catch ( Exception x) {</text:span><text:span text:style-name="T2"><text:line-break/></text:span><text:span text:style-name="T7">s = "b"; }</text:span><text:span text:style-name="T2"><text:line-break/></text:span><text:span text:style-name="T7">System.out.println(s);</text:span><text:span text:style-name="T2"><text:line-break/></text:span><text:span text:style-name="T7">}</text:span><text:span text:style-name="T2"><text:line-break/></text:span><text:span text:style-name="T7">// insert code here</text:span><text:span text:style-name="T2"><text:line-break/></text:span><text:span text:style-name="T7">}</text:span></text:p>
      <text:p text:style-name="P79"><text:soft-page-break/><text:span text:style-name="T11"><text:line-break/>Which, inserted independently at // insert code here, will compile, and produce the output</text:span><text:span text:style-name="T2"><text:line-break/></text:span><text:span text:style-name="T6">b? (Choose all that apply.)</text:span></text:p>
      <text:p text:style-name="P89"><text:span text:style-name="T2"><text:line-break/></text:span><text:span text:style-name="T6">A. String doFileStuff() { return "b"; }</text:span><text:span text:style-name="T2"><text:line-break/></text:span><text:span text:style-name="T6">B. String doFileStuff() throws IOException { return "b"; }</text:span><text:span text:style-name="T2"><text:line-break/></text:span><text:span text:style-name="T6">C. String doFileStuff(int x) throws IOException { return "b"; }</text:span><text:span text:style-name="T2"><text:line-break/></text:span><text:span text:style-name="T6">D. String doFileStuff() throws FileNotFoundException { return "b"; }</text:span><text:span text:style-name="T2"><text:line-break/></text:span><text:span text:style-name="T6">E. String doFileStuff() throws NumberFormatException { return "b"; }</text:span><text:span text:style-name="T2"><text:line-break/></text:span><text:span text:style-name="T6">F. String doFileStuff() throws NumberFormatException,</text:span><text:span text:style-name="T2"><text:line-break/></text:span><text:span text:style-name="T6">FileNotFoundException { return "b"; }</text:span></text:p>
      <text:p text:style-name="P72"/>
      <text:p text:style-name="P71"/>
      <text:p text:style-name="P71">What happens when this code is compiled and executed? (1 correct answer)</text:p>
      <text:p text:style-name="P40">void test() throws IOException {</text:p>
      <text:p text:style-name="P41">for (int index = 1; index &lt;= 2; index++) {</text:p>
      <text:p text:style-name="P41">PrintWriter writer = new PrintWriter("/apa");</text:p>
      <text:p text:style-name="P41">writer.print("apa");</text:p>
      <text:p text:style-name="P41">writer.close();</text:p>
      <text:p text:style-name="P41">}</text:p>
      <text:p text:style-name="P42">}</text:p>
      <text:list xml:id="list3381527473787452236" text:style-name="L4">
        <text:list-item>
          <text:p text:style-name="P93">A file apa is created with content “apa”.</text:p>
        </text:list-item>
        <text:list-item>
          <text:p text:style-name="P93">A file apa is created with content “apaapa”.</text:p>
        </text:list-item>
        <text:list-item>
          <text:p text:style-name="P93">Two files are created.</text:p>
        </text:list-item>
        <text:list-item>
          <text:p text:style-name="P97">An exception is thrown at runtime.</text:p>
        </text:list-item>
      </text:list>
      <text:p text:style-name="P71"/>
      <text:p text:style-name="P56"/>
      <text:p text:style-name="P4"/>
      <text:p text:style-name="P63">10. public class Foo implements java.io.Serializable {</text:p>
      <text:p text:style-name="P63">11. private int x;</text:p>
      <text:p text:style-name="P63">12. public int getX() { return x; }</text:p>
      <text:p text:style-name="P63">12.publicFoo(int x){this.x=x; }</text:p>
      <text:p text:style-name="P63">13. private void writeObject( ObjectOutputStream s)</text:p>
      <text:p text:style-name="P63">14. throws IOException {</text:p>
      <text:p text:style-name="P63">15. // insert code here</text:p>
      <text:p text:style-name="P63">16. }</text:p>
      <text:p text:style-name="P63">17. }</text:p>
      <text:p text:style-name="P63">Which code fragment, inserted at line 15, will allow Foo objects to be</text:p>
      <text:p text:style-name="P63">correctly serialized and deserialized?</text:p>
      <text:p text:style-name="P17">A. s.writeInt(x);</text:p>
      <text:p text:style-name="P17">B. s.serialize(x);</text:p>
      <text:p text:style-name="P17">C. s.writeObject(x);</text:p>
      <text:p text:style-name="P9">D. s.defaultWriteObject();</text:p>
      <text:p text:style-name="P83"/>
      <text:p text:style-name="P58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rebuchet MS" svg:font-family="'Trebuchet MS', Verdana, Arial, sans-serif"/>
    <style:font-face style:name="Verdana" svg:font-family="Verdana"/>
    <style:font-face style:name="Verdana1" svg:font-family="Verdana, Genev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22:52:57.26</meta:creation-date>
    <dc:date>2013-04-03T12:26:48.47</dc:date>
    <meta:editing-duration>PT1H24M13S</meta:editing-duration>
    <meta:editing-cycles>29</meta:editing-cycles>
    <meta:generator>LibreOffice/4.0.1.2$Windows_x86 LibreOffice_project/84102822e3d61eb989ddd325abf1ac077904985</meta:generator>
    <meta:document-statistic meta:table-count="0" meta:image-count="0" meta:object-count="0" meta:page-count="8" meta:paragraph-count="175" meta:word-count="1687" meta:character-count="10084" meta:non-whitespace-character-count="8456"/>
  </office:meta>
</office:document-meta>
</file>